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proxima-nova,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imbus Sans1" svg:font-family="'Nimbus Sans'" style:font-family-generic="swiss"/>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7ab49" officeooo:paragraph-rsid="0017ab49" style:font-size-asian="16pt" style:font-size-complex="16pt"/>
    </style:style>
    <style:style style:name="P2" style:family="paragraph" style:parent-style-name="Standard">
      <style:paragraph-properties fo:text-align="justify" style:justify-single-word="false"/>
      <style:text-properties fo:font-size="12pt" officeooo:rsid="0017ab49" officeooo:paragraph-rsid="0017ab49" style:font-size-asian="10.5pt" style:font-size-complex="12pt"/>
    </style:style>
    <style:style style:name="P3" style:family="paragraph" style:parent-style-name="Standard">
      <style:paragraph-properties fo:text-align="justify" style:justify-single-word="false"/>
      <style:text-properties fo:font-size="12pt" officeooo:rsid="0017ab49" officeooo:paragraph-rsid="001940b3" style:font-size-asian="10.5pt" style:font-size-complex="12pt"/>
    </style:style>
    <style:style style:name="P4" style:family="paragraph" style:parent-style-name="Standard">
      <style:paragraph-properties fo:text-align="center" style:justify-single-word="false"/>
      <style:text-properties fo:font-size="12pt" officeooo:rsid="0017ab49" officeooo:paragraph-rsid="0017ab49" style:font-size-asian="10.5pt" style:font-size-complex="12pt"/>
    </style:style>
    <style:style style:name="P5" style:family="paragraph" style:parent-style-name="Standard">
      <style:paragraph-properties fo:text-align="justify" style:justify-single-word="false" fo:break-before="page"/>
      <style:text-properties fo:font-size="12pt" officeooo:rsid="001970c2" officeooo:paragraph-rsid="001970c2" style:font-size-asian="10.5pt" style:font-size-complex="12pt"/>
    </style:style>
    <style:style style:name="P6" style:family="paragraph" style:parent-style-name="Standard">
      <style:paragraph-properties fo:text-align="justify" style:justify-single-word="false"/>
      <style:text-properties fo:font-size="12pt" officeooo:rsid="001970c2" officeooo:paragraph-rsid="001970c2" style:font-size-asian="10.5pt" style:font-size-complex="12pt"/>
    </style:style>
    <style:style style:name="T1" style:family="text">
      <style:text-properties officeooo:rsid="001970c2"/>
    </style:style>
    <style:style style:name="T2" style:family="text">
      <style:text-properties officeooo:rsid="0019ba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assignment and completion for each student:</text:p>
      <text:p text:style-name="P1"/>
      <text:p text:style-name="P2">F19030132 Anna:</text:p>
      <text:p text:style-name="P4"/>
      <text:p text:style-name="P2">Our team is probably the smallest in the class, but this did not prevent us from translating our bold ideas into ready-made software.</text:p>
      <text:p text:style-name="P2"/>
      <text:p text:style-name="P2">Anna was entrusted with a very important task - to analyze our project from the point of view of an ordinary person, not a programmer. Since her programming experience was much less than that of Al<text:span text:style-name="T1">l</text:span>adin, we decided to entrust this task to her. Anna offered very revolutionary ideas for our small project and unfortunately not all of them we were able to implement due to our small team. She proposed an idea to create software for small and medium-sized businesses, which would be in great demand due to the openness of the project and its quality.</text:p>
      <text:p text:style-name="P2"/>
      <text:p text:style-name="P3">Moreover, Anna took on a very serious job - testing our project. Due to the fact that the project can be tested on different configurations, we were able to see our mistakes and bugs. Anna had an old laptop with Windows OS and a family PC with Manjaro OS. On both platforms, we have been successful in testing our program.</text:p>
      <text:p text:style-name="P3"/>
      <text:p text:style-name="P3">Anna's fragile shoulders were also charged with the responsibility of writing PDF files dedicated to our project.</text:p>
      <text:p text:style-name="P3"/>
      <text:p text:style-name="P5">F18030115 <text:span text:style-name="T2">Alladin</text:span>:</text:p>
      <text:p text:style-name="P6"/>
      <text:p text:style-name="P6">Alladin's task was somewhat more difficult in terms of implementation. Being the only programmer on a team seriously reduces the team's ambitions. In fact, Alladin had to devote himself entirely to the implementation of the project in the form of a code, and the rest of the tasks were assigned to Anna. Alladin had to choose a programming language, backend, algorithms and visual execution. Together with Anna, it was decided to create software based on deep learning for the needs of marketing and business, and accordingly it was possible to narrow the implementation of the program to a mathematical model. For this, the choice fell on the Python language and the Tensorflow library. Since there was no more energy left for the graphical implementation, I had to use the services of modern web applications, namely – Jupyter Notebook.</text:p>
      <text:p text:style-name="P6"/>
      <text:p text:style-name="P6">The Jupyter Notebook extends the console-based approach to interactive computing in a qualitatively new direction, providing a web-based application suitable for capturing the whole computation process: developing, documenting, and executing code, as well as communicating the results. </text:p>
      <text:p text:style-name="P6"/>
      <text:p text:style-name="P6">In order to create real software for the needs of a business, it is necessary to keep close contacts with that business. Alladin's relatives provided all the necessary information that we used to train neural network and write Python code.</text:p>
      <text:p text:style-name="P6"/>
      <text:p text:style-name="P6">It is not enough just to write a program; you need to adapt it for comfortable use. We have made every effort to get the best possible experience using our produ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proxima-nova,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imbus Sans1" svg:font-family="'Nimbus Sans'" style:font-family-generic="swiss"/>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Nimbus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Nimbus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imbus Sans1" style:font-family-complex="'Nimbus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imbus Sans1" style:font-family-complex="'Nimbus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imbus Sans1" style:font-family-complex="'Nimbus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8T03:12:42.754044702</meta:creation-date>
    <dc:date>2021-12-28T03:45:51.364963949</dc:date>
    <meta:editing-duration>PT2M37S</meta:editing-duration>
    <meta:editing-cycles>1</meta:editing-cycles>
    <meta:document-statistic meta:table-count="0" meta:image-count="0" meta:object-count="0" meta:page-count="2" meta:paragraph-count="11" meta:word-count="453" meta:character-count="2724" meta:non-whitespace-character-count="2280"/>
    <meta:generator>LibreOffice/7.2.3.2$Linux_X86_64 LibreOffice_project/20$Build-2</meta:generator>
  </office:meta>
</office:document-meta>
</file>